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top="0in" fo:margin-bottom="0in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sSpec Cheat Sheet</text:p>
      <text:p text:style-name="Standard"/>
      <text:p text:style-name="P2">Basic form:</text:p>
      <text:p text:style-name="P1"><text:span text:style-name="T1"/></text:p>
      <text:p text:style-name="P1"><text:span text:style-name="T1">describe('what we're testing', {</text:span></text:p>
      <text:p text:style-name="P1"><text:span text:style-name="T1"><text:tab/>'test title/specific behavior to test': <text:s/>function(){</text:span></text:p>
      <text:p text:style-name="P1"><text:span text:style-name="T1"><text:tab/><text:tab/>//test here...</text:span></text:p>
      <text:p text:style-name="P1"><text:span text:style-name="T1"><text:tab/><text:tab/>value_of(something producing a value).test(testing against);</text:span></text:p>
      <text:p text:style-name="P1"><text:span text:style-name="T1"><text:tab/>}, more tests....</text:span></text:p>
      <text:p text:style-name="P1"><text:span text:style-name="T1"/></text:p>
      <text:p text:style-name="P1"><text:span text:style-name="T1">})</text:span></text:p>
      <text:p text:style-name="P1"><text:span text:style-name="T1"/></text:p>
      <text:p text:style-name="P2">Can also have:</text:p>
      <text:p text:style-name="P2"><text:span text:style-name="T2"/></text:p>
      <text:p text:style-name="P2"><text:span text:style-name="T2">before_each or after_each <text:s/>- equivalent to setup and tear down methods in most other testing frameworks.</text:span></text:p>
      <text:p text:style-name="P1"><text:span text:style-name="T1"/></text:p>
      <text:p text:style-name="P2">Tests:</text:p>
      <text:p text:style-name="P2"><text:span text:style-name="T2"/></text:p>
      <text:p text:style-name="P2"><text:span text:style-name="T2">should_be<text:tab/><text:tab/><text:tab/>should_not_be<text:tab/><text:tab/><text:tab/><text:tab/>(what to check against)</text:span></text:p>
      <text:p text:style-name="P2"><text:span text:style-name="T2">should_be_empty<text:tab/><text:tab/>should_not_be_empty<text:tab/><text:tab/>()</text:span></text:p>
      <text:p text:style-name="P2"><text:span text:style-name="T2">should_be_true<text:tab/><text:tab/>should_not_be_true<text:tab/><text:tab/><text:tab/>()</text:span></text:p>
      <text:p text:style-name="P2"><text:span text:style-name="T2">should_be_false<text:tab/><text:tab/>should_not_be_false<text:tab/><text:tab/><text:tab/>()</text:span></text:p>
      <text:p text:style-name="P2"><text:span text:style-name="T2">should_include<text:tab/><text:tab/>should_not_include<text:tab/><text:tab/><text:tab/>(array item,object key)</text:span></text:p>
      <text:p text:style-name="P2"><text:span text:style-name="T2">should_be_null<text:tab/><text:tab/>should_not_be_null<text:tab/><text:tab/><text:tab/>()</text:span></text:p>
      <text:p text:style-name="P2"><text:span text:style-name="T2">should_be_undefined<text:tab/><text:tab/>should_not_be_undefined<text:tab/><text:tab/>()</text:span></text:p>
      <text:p text:style-name="P2"><text:span text:style-name="T2">should_match<text:tab/><text:tab/><text:tab/>should_not_match<text:tab/><text:tab/><text:tab/>(regular expression)</text:span></text:p>
      <text:p text:style-name="P2"><text:span text:style-name="T2">should_fail(“todo”)</text:span></text:p>
      <text:p text:style-name="P2"><text:span text:style-name="T2"/></text:p>
      <text:p text:style-name="P3"><text:span text:style-name="T2">length checks:</text:span></text:p>
      <text:p text:style-name="P3"><text:span text:style-name="T2"/></text:p>
      <text:p text:style-name="P2"><text:span text:style-name="T2">should_have<text:tab/><text:tab/><text:tab/>(x, [characters | items | some property]) </text:span></text:p>
      <text:p text:style-name="P2"><text:span text:style-name="T2">should_have_exactly</text:span></text:p>
      <text:p text:style-name="P2"><text:span text:style-name="T2">should_have_at_least</text:span></text:p>
      <text:p text:style-name="P2"><text:span text:style-name="T2">should_have_at_most</text:span></text:p>
      <text:p text:style-name="P2"><text:span text:style-name="T2"/></text:p>
      <text:p text:style-name="P2">Conditionals:</text:p>
      <text:p text:style-name="P2"><text:span text:style-name="T2">These can be combined with <text:s/>|| or &amp;&amp;</text:span></text:p>
      <text:p text:style-name="P2"><text:span text:style-name="T2">'test title [[ JSSpec.Browser.... ]]':</text:span></text:p>
      <text:p text:style-name="P2"><text:span text:style-name="T2"/></text:p>
      <text:p text:style-name="P5">Following is a full list of predefined constants: <text:bookmark text:name="line-154"/></text:p>
      <text:p text:style-name="P6">JSSpec.Browser.Trident <text:bookmark text:name="line-155"/><text:tab/><text:tab/>JSSpec.Browser.Webkit <text:bookmark text:name="line-156"/><text:tab/><text:tab/>JSSpec.Browser.Gecko <text:bookmark text:name="line-157"/></text:p>
      <text:p text:style-name="P6">JSSpec.Browser.Presto <text:bookmark text:name="line-159"/><text:tab/><text:tab/>JSSpec.Browser.Mac <text:bookmark text:name="line-160"/><text:tab/><text:tab/><text:tab/>JSSpec.Browser.Ubuntu <text:bookmark text:name="line-161"/></text:p>
      <text:p text:style-name="P6">JSSpec.Browser.Win <text:bookmark text:name="line-163"/><text:tab/><text:tab/><text:tab/>JSSpec.Browser.IE <text:bookmark text:name="line-164"/><text:tab/><text:tab/><text:tab/>JSSpec.Browser.IE6 <text:bookmark text:name="line-165"/></text:p>
      <text:p text:style-name="P6">JSSpec.Browser.IE7 <text:bookmark text:name="line-166"/><text:tab/><text:tab/><text:tab/>JSSpec.Browser.IE8 <text:bookmark text:name="line-167"/><text:tab/><text:tab/><text:tab/>JSSpec.Browser.FF <text:bookmark text:name="line-168"/></text:p>
      <text:p text:style-name="P6">JSSpec.Browser.FF2 <text:bookmark text:name="line-169"/><text:tab/><text:tab/><text:tab/>JSSpec.Browser.FF3 <text:bookmark text:name="line-170"/><text:tab/><text:tab/><text:tab/>JSSpec.Browser.Safar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8in" fo:margin-bottom="0.479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07:38</meta:creation-date>
    <dc:date>2009-04-07T21:36:32</dc:date>
    <meta:editing-duration>PT00H12M14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34" meta:word-count="127" meta:character-count="1321"/>
    <meta:user-defined meta:name="Info 1"/>
    <meta:user-defined meta:name="Info 2"/>
    <meta:user-defined meta:name="Info 3"/>
    <meta:user-defined meta:name="Info 4"/>
  </office:meta>
</office:document-meta>
</file>